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09cm" svg:y="0.49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2" draw:layer="layout" svg:width="1cm" svg:height="1.1cm" svg:x="15.3cm" svg:y="4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11-25T17:09:55.165954816</dc:date>
    <meta:editing-duration>PT2M49S</meta:editing-duration>
    <meta:editing-cycles>17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0.862cm" svg:y="0.379cm" svg:width="14.724cm" svg:height="8.242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